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style:text-autospace="none" fo:margin-bottom="0in" fo:line-height="100%"/>
      <style:text-properties style:font-name="Courier New" style:font-name-complex="Courier New" style:letter-kerning="false"/>
    </style:style>
    <style:style style:name="P2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4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5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6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7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8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9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0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1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2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3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4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5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6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7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8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19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0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1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2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3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4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5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6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7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8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29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0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1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2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3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4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5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6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7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8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39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40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41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42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43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44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45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  <style:style style:name="P46" style:parent-style-name="Normale" style:family="paragraph">
      <style:paragraph-properties style:text-autospace="none" fo:margin-bottom="0in" fo:line-height="100%"/>
      <style:text-properties style:font-name="Courier New" style:font-name-complex="Courier New" style:letter-kerning="false"/>
    </style:style>
  </office:automatic-styles>
  <office:body>
    <office:text text:use-soft-page-breaks="true">
      <text:p text:style-name="P1">ELABORATO INFORMATICA MELONI LEONARDO</text:p>
      <text:p text:style-name="P2"/>
      <text:p text:style-name="P3">#include &lt;stdio.h&gt;</text:p>
      <text:p text:style-name="P4">#include &lt;stdbool.h&gt;</text:p>
      <text:p text:style-name="P5"/>
      <text:p text:style-name="P6">// Funzione per l'input del numero</text:p>
      <text:p text:style-name="P7">int getInput() {</text:p>
      <text:p text:style-name="P8"><text:s text:c="4"/>int num;</text:p>
      <text:p text:style-name="P9"><text:s text:c="4"/>printf("Inserisci un numero intero: ");</text:p>
      <text:p text:style-name="P10"><text:s text:c="4"/>scanf("%d", &amp;num);</text:p>
      <text:p text:style-name="P11"><text:s text:c="4"/>return num;</text:p>
      <text:p text:style-name="P12">}</text:p>
      <text:p text:style-name="P13"/>
      <text:p text:style-name="P14">// Funzione per verificare se il numero Ã¨ palindromo</text:p>
      <text:p text:style-name="P15">bool isPalindrome(int num) {</text:p>
      <text:p text:style-name="P16"><text:s text:c="4"/>int originale = num;</text:p>
      <text:p text:style-name="P17"><text:s text:c="4"/>int inverso = 0;</text:p>
      <text:p text:style-name="P18"/>
      <text:p text:style-name="P19"><text:s text:c="4"/>while (num &gt; 0) {</text:p>
      <text:p text:style-name="P20"><text:s text:c="8"/>int resto = num % 10;</text:p>
      <text:p text:style-name="P21"><text:s text:c="8"/>inverso = inverso * 10 + resto;</text:p>
      <text:p text:style-name="P22"><text:s text:c="8"/>num /= 10;</text:p>
      <text:p text:style-name="P23"><text:s text:c="4"/>}</text:p>
      <text:p text:style-name="P24"/>
      <text:p text:style-name="P25"><text:s text:c="4"/>return originale == inverso;</text:p>
      <text:p text:style-name="P26">}</text:p>
      <text:p text:style-name="P27"/>
      <text:p text:style-name="P28">// Funzione per visualizzare i risultati</text:p>
      <text:p text:style-name="P29">void displayResult(int num, bool isPalindromo) {</text:p>
      <text:p text:style-name="P30"><text:s text:c="4"/>if (isPalindromo) {</text:p>
      <text:p text:style-name="P31"><text:s text:c="8"/>printf("%d Ã¨ un numero palindromo.\n", num);</text:p>
      <text:p text:style-name="P32"><text:s text:c="4"/>} else {</text:p>
      <text:p text:style-name="P33"><text:s text:c="8"/>printf("%d non Ã¨ un numero palindromo.\n", num);</text:p>
      <text:p text:style-name="P34"><text:s text:c="4"/>}</text:p>
      <text:p text:style-name="P35">}</text:p>
      <text:p text:style-name="P36"/>
      <text:p text:style-name="P37">int main() {</text:p>
      <text:p text:style-name="P38"><text:s text:c="4"/>int numero;</text:p>
      <text:p text:style-name="P39"><text:s text:c="4"/>numero = getInput();</text:p>
      <text:p text:style-name="P40"><text:s text:c="4"/>bool risultato = isPalindrome(numero);</text:p>
      <text:p text:style-name="P41"><text:s text:c="4"/>displayResult(numero, risultato);</text:p>
      <text:p text:style-name="P42"/>
      <text:p text:style-name="P43"><text:s text:c="4"/>return 0;</text:p>
      <text:p text:style-name="P44">}</text:p>
      <text:p text:style-name="P45"/>
      <text:p text:style-name="P46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loni Leonardo</meta:initial-creator>
    <dc:creator>Meloni Leonardo</dc:creator>
    <meta:creation-date>2023-10-27T14:31:00Z</meta:creation-date>
    <dc:date>2023-10-27T14:33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37" meta:character-count="917" meta:row-count="6" meta:non-whitespace-character-count="781"/>
  </office:meta>
</office:document-meta>
</file>